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paragraph-rsid="00c20b50"/>
    </style:style>
    <style:style style:name="P2" style:family="paragraph" style:parent-style-name="Standard">
      <style:text-properties fo:font-size="18pt" officeooo:rsid="00ccf1e5" officeooo:paragraph-rsid="00cde63e"/>
    </style:style>
    <style:style style:name="P3" style:family="paragraph" style:parent-style-name="Standard">
      <style:text-properties fo:font-size="18pt" officeooo:rsid="00cde63e" officeooo:paragraph-rsid="00cde63e"/>
    </style:style>
    <style:style style:name="P4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96f3d" officeooo:paragraph-rsid="00cde63e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8pt" officeooo:rsid="00cde63e" officeooo:paragraph-rsid="00d0e694"/>
    </style:style>
    <style:style style:name="P6" style:family="paragraph" style:parent-style-name="Standard">
      <style:text-properties officeooo:paragraph-rsid="00cde63e"/>
    </style:style>
    <style:style style:name="T1" style:family="text">
      <style:text-properties officeooo:rsid="00c20b50"/>
    </style:style>
    <style:style style:name="T2" style:family="text">
      <style:text-properties fo:font-size="18pt" officeooo:rsid="00c2a5cc"/>
    </style:style>
    <style:style style:name="T3" style:family="text">
      <style:text-properties fo:font-size="18pt" officeooo:rsid="00cde63e"/>
    </style:style>
    <style:style style:name="T4" style:family="text">
      <style:text-properties officeooo:rsid="005e3d2e"/>
    </style:style>
    <style:style style:name="T5" style:family="text">
      <style:text-properties officeooo:rsid="00cde63e"/>
    </style:style>
    <style:style style:name="T6" style:family="text">
      <style:text-properties officeooo:rsid="00d0e6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Translations –</text:span> <text:span text:style-name="T4">Rotations</text:span></text:p>
      <text:p text:style-name="Standard"/>
      <text:p text:style-name="P6"><text:span text:style-name="T3">Translations</text:span></text:p>
      <text:p text:style-name="P3">oral <text:span text:style-name="T6">p204</text:span> : 5, 7</text:p>
      <text:p text:style-name="P3">quadrillages <text:span text:style-name="T6">p205</text:span> : 14, 15, 16</text:p>
      <text:p text:style-name="P3">sans quadrillage <text:span text:style-name="T6">p205</text:span> : 18</text:p>
      <text:p text:style-name="Standard"/>
      <text:p text:style-name="Standard"/>
      <text:p text:style-name="P3">Rotations</text:p>
      <text:p text:style-name="P3">oral <text:span text:style-name="T6">p204</text:span> : 6, 8, 9</text:p>
      <text:p text:style-name="P5"><text:span text:style-name="T6">p204 : </text:span>11, 13</text:p>
      <text:p text:style-name="P5"><text:span text:style-name="T6">p205 :</text:span> 19, 20, 21</text:p>
      <text:p text:style-name="P5"><text:span text:style-name="T6">p206 :</text:span> 22, 25, 26, 27</text:p>
      <text:p text:style-name="P5"><text:span text:style-name="T6">p208 : </text:span>33, 36, 38</text:p>
      <text:p text:style-name="P5"><text:span text:style-name="T6">p209 :</text:span> 43</text:p>
      <text:p text:style-name="P3"/>
      <text:p text:style-name="P3"/>
      <text:p text:style-name="P3">Pb ouverts :</text:p>
      <text:p text:style-name="P2"><text:span text:style-name="T6">p209 : </text:span>4<text:span text:style-name="T5">1, 4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33M51S</meta:editing-duration>
    <meta:editing-cycles>159</meta:editing-cycles>
    <meta:generator>LibreOffice/7.3.7.2$Linux_X86_64 LibreOffice_project/30$Build-2</meta:generator>
    <meta:initial-creator>Véronique et Thibaud FONTANET</meta:initial-creator>
    <dc:date>2024-08-14T18:40:22.788657580</dc:date>
    <meta:print-date>2021-01-04T09:36:06.738044778</meta:print-date>
    <meta:document-statistic meta:table-count="0" meta:image-count="0" meta:object-count="0" meta:page-count="1" meta:paragraph-count="14" meta:word-count="56" meta:character-count="238" meta:non-whitespace-character-count="195"/>
  </office:meta>
</office:document-meta>
</file>